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cd39f" officeooo:paragraph-rsid="001cd39f"/>
    </style:style>
    <style:style style:name="P2" style:family="paragraph" style:parent-style-name="Standard">
      <style:text-properties officeooo:rsid="001e621a" officeooo:paragraph-rsid="001e621a"/>
    </style:style>
    <style:style style:name="P3" style:family="paragraph" style:parent-style-name="Standard">
      <style:text-properties officeooo:rsid="001f7974" officeooo:paragraph-rsid="001e621a"/>
    </style:style>
    <style:style style:name="P4" style:family="paragraph" style:parent-style-name="Standard">
      <style:text-properties officeooo:rsid="001f7974" officeooo:paragraph-rsid="00211daa"/>
    </style:style>
    <style:style style:name="P5" style:family="paragraph" style:parent-style-name="Standard">
      <style:text-properties officeooo:rsid="001f7974" officeooo:paragraph-rsid="00211daa" fo:background-color="#ffff00"/>
    </style:style>
    <style:style style:name="P6" style:family="paragraph" style:parent-style-name="Standard">
      <style:text-properties officeooo:rsid="001f7974" officeooo:paragraph-rsid="001e621a" fo:background-color="#ffff00"/>
    </style:style>
    <style:style style:name="P7" style:family="paragraph" style:parent-style-name="Standard">
      <style:text-properties officeooo:rsid="001f7974" officeooo:paragraph-rsid="0021fb7d" fo:background-color="#ffff00"/>
    </style:style>
    <style:style style:name="P8" style:family="paragraph" style:parent-style-name="HTML_20_Preformatted">
      <loext:graphic-properties draw:fill="solid" draw:fill-color="#f6f8fa"/>
      <style:paragraph-properties fo:background-color="#f6f8fa"/>
      <style:text-properties officeooo:paragraph-rsid="001e621a"/>
    </style:style>
    <style:style style:name="P9" style:family="paragraph" style:parent-style-name="HTML_20_Preformatted">
      <loext:graphic-properties draw:fill="solid" draw:fill-color="#f6f8fa"/>
      <style:paragraph-properties fo:background-color="#f6f8fa"/>
      <style:text-properties officeooo:rsid="001f7974" officeooo:paragraph-rsid="001e621a"/>
    </style:style>
    <style:style style:name="P10" style:family="paragraph" style:parent-style-name="HTML_20_Preformatted">
      <loext:graphic-properties draw:fill="solid" draw:fill-color="#f6f8fa"/>
      <style:paragraph-properties fo:background-color="#f6f8fa"/>
      <style:text-properties officeooo:rsid="001f7974" officeooo:paragraph-rsid="0022c954"/>
    </style:style>
    <style:style style:name="P11" style:family="paragraph" style:parent-style-name="HTML_20_Preformatted">
      <loext:graphic-properties draw:fill="solid" draw:fill-color="#f6f8fa"/>
      <style:paragraph-properties fo:background-color="#f6f8fa"/>
      <style:text-properties officeooo:paragraph-rsid="0022c954"/>
    </style:style>
    <style:style style:name="P12" style:family="paragraph" style:parent-style-name="HTML_20_Preformatted">
      <loext:graphic-properties draw:fill="solid" draw:fill-color="#f6f8fa"/>
      <style:paragraph-properties fo:background-color="#f6f8fa"/>
      <style:text-properties officeooo:paragraph-rsid="0023a28f"/>
    </style:style>
    <style:style style:name="P13" style:family="paragraph" style:parent-style-name="Standard">
      <style:text-properties officeooo:rsid="001f7974" officeooo:paragraph-rsid="00244602" fo:background-color="#ffff00"/>
    </style:style>
    <style:style style:name="P14" style:family="paragraph" style:parent-style-name="Heading_20_3">
      <loext:graphic-properties draw:fill="solid" draw:fill-color="#ffffff"/>
      <style:paragraph-properties fo:margin-top="0.25in" fo:margin-bottom="0.1665in" loext:contextual-spacing="false" fo:background-color="#ffffff"/>
      <style:text-properties officeooo:paragraph-rsid="0022c954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f7974" fo:background-color="#ffff00" loext:char-shading-value="0"/>
    </style:style>
    <style:style style:name="T3" style:family="text">
      <style:text-properties fo:color="#24292e" style:font-name="Consolas" style:font-name-complex="Consolas1" loext:padding="0in" loext:border="none"/>
    </style:style>
    <style:style style:name="T4" style:family="text">
      <style:text-properties fo:color="#24292e" style:font-name="Consolas" style:font-name-complex="Consolas1" loext:padding="0in" loext:border="none"/>
    </style:style>
    <style:style style:name="T5" style:family="text">
      <style:text-properties fo:color="#24292e" style:font-name="Consolas" officeooo:rsid="001cd39f" style:font-name-complex="Consolas1" loext:padding="0in" loext:border="none"/>
    </style:style>
    <style:style style:name="T6" style:family="text">
      <style:text-properties fo:color="#24292e" style:font-name="Consolas" officeooo:rsid="0023a28f" style:font-name-complex="Consolas1" loext:padding="0in" loext:border="none"/>
    </style:style>
    <style:style style:name="T7" style:family="text">
      <style:text-properties fo:color="#24292e" style:font-name="Consolas" officeooo:rsid="001f7974" fo:background-color="#ffff00" loext:char-shading-value="0" style:font-name-complex="Consolas1" loext:padding="0in" loext:border="none"/>
    </style:style>
    <style:style style:name="T8" style:family="text">
      <style:text-properties fo:color="#24292e" style:font-name="Consolas" fo:background-color="#ffff00" loext:char-shading-value="0" style:font-name-complex="Consolas1" loext:padding="0in" loext:border="none"/>
    </style:style>
    <style:style style:name="T9" style:family="text">
      <style:text-properties fo:color="#24292e" style:font-name="Segoe UI" fo:font-size="15pt" style:font-size-asian="15pt" style:font-name-complex="Segoe UI1" style:font-size-complex="15pt"/>
    </style:style>
    <style:style style:name="T10" style:family="text">
      <style:text-properties officeooo:rsid="001cd39f"/>
    </style:style>
    <style:style style:name="T11" style:family="text">
      <style:text-properties officeooo:rsid="00245e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Aim: Practice data download to annotation and differential expression</text:p>
      <text:p text:style-name="P1"/>
      <text:p text:style-name="P1">#1- Download data: </text:p>
      <text:p text:style-name="P1">wget -c ftp://ftp-trace.ncbi.nih.gov/sra/sra-instant/reads/ByRun/sra/SRR/SRR879/SRR8797509/SRR8797509.sra</text:p>
      <text:p text:style-name="P1">#It took me almost one day to download the 2GB data file due to intermitent internet connections</text:p>
      <text:p text:style-name="P1"/>
      <text:p text:style-name="P1">#Download SRA toolkit and installing it</text:p>
      <text:p text:style-name="P1">wget -c https://ftp-trace.ncbi.nlm.nih.gov/sra/sdk/2.9.6/sratoolkit.2.9.6-ubuntu64.tar.gz</text:p>
      <text:p text:style-name="P1">tar -xvzf sratoolkit.2.9.6-ubuntu64.tar.gz</text:p>
      <text:p text:style-name="P1">sudo apt install sra-toolkit</text:p>
      <text:p text:style-name="P1"/>
      <text:p text:style-name="P1">#Converting data file from SRA to FASTQ</text:p>
      <text:p text:style-name="P1">fastq-dump -X 5000000 --split-files SRR8797509.sra</text:p>
      <text:p text:style-name="P1">grep '@' SRR8797509.fastq | wc -l</text:p>
      <text:p text:style-name="P1">#Keep receiving a message that there is no such file directory SRR8797509.fastq</text:p>
      <text:p text:style-name="P1">#There's an extra space before the X, removed it and ran this line alone again, but received another error</text:p>
      <text:p text:style-name="P1">#sra-toolkit I'm working with is an old version</text:p>
      <text:p text:style-name="P1">#Changed the environment; from base to ngs1 and reinstalled sra-tools</text:p>
      <text:p text:style-name="P1">#Tried running fastq-dump without the splitting, worked and converted the file from sra to fastq, only one file and not paired end</text:p>
      <text:p text:style-name="P1"/>
      <text:p text:style-name="P1">#2- Preparation of data --&gt; construct 5 samples, each has 2 parts: 1M uniq reads, 1M random reads(shuffled)</text:p>
      <text:p text:style-name="P1">#Downloaded the zipped files proposed for the unshuffled and shuffled reads</text:p>
      <text:p text:style-name="P1">#Tried unzipping the files, had a problem with disk space. Deleted alot of files and started the process again.</text:p>
      <text:p text:style-name="P1">gunzip SRR8797509_1.part_001.fastq.gz</text:p>
      <text:p text:style-name="P1">gunzip SRR8797509_2.part_001.fastq.gz</text:p>
      <text:p text:style-name="P1">tar -xf shuffled_SRR8797509_1.part_001.tar.xz</text:p>
      <text:p text:style-name="P1">tar -xf shuffled_SRR8797509_2.part_001.tar.xz</text:p>
      <text:p text:style-name="P1"/>
      <text:p text:style-name="P13">seqkit split2 -1 <text:span text:style-name="T10">SRR8797509_1.part_001</text:span>.fastq -2 <text:span text:style-name="T10">SRR8797509_2.part_001</text:span>.fastq -p 5 -s 1000000 -O out –f</text:p>
      <text:p text:style-name="P1"/>
      <text:p text:style-name="P5">seqkit split2 -1 <text:span text:style-name="T10">shuffled_SRR8797509_1.part_001</text:span>.fastq -2 <text:span text:style-name="T10">shuffled_SRR8797509_2.part_001</text:span>.fastq -p 5 -s 1000000 -O out_<text:span text:style-name="T11">shuffled</text:span> –f</text:p>
      <text:p text:style-name="P4"/>
      <text:p text:style-name="P1">#3- Fastq quality controlfor sample 1 only using FASTQC and report the difference between S1_1 and S1_2</text:p>
      <text:p text:style-name="P1">fastqc -t 1 -f fastq -noextract SRR8797509_1.part_001.fastq shuffled_SRR8797509_1.part_001.fastq</text:p>
      <text:p text:style-name="P1"/>
      <text:p text:style-name="P1">#4- Trimming for all samples --&gt; mild trimming sor Sx_1 and aggressive trimming for Sx_2</text:p>
      <text:p text:style-name="P1">mkdir ~/trimmed &amp;&amp; cd ~/trimmed </text:p>
      <text:p text:style-name="P1">f1="$HOME/SRR8797509_1.part_001.fastq"</text:p>
      <text:p text:style-name="P1">f2="$HOME/SRR8797509_2.part_001.fastq"</text:p>
      <text:p text:style-name="P1">newf1="$HOME/SRR8797509_1.part_001.pe.trim.fastq"</text:p>
      <text:p text:style-name="P1">newf2="$HOME/SRR8797509_2.part_001.pe.trim.fastq"</text:p>
      <text:p text:style-name="P1">newf1U="$HOME/SRR8797509_1.part_001.se.trim.fastq"</text:p>
      <text:p text:style-name="P1">newf2U="$HOME/SRR8797509_2.part_001.se.trim.fastq"</text:p>
      <text:p text:style-name="P1"><text:soft-page-break/></text:p>
      <text:p text:style-name="P1">adap="/home/miniconda3/envs/ngs1/share/trimmomatic-0.38-1/adapters"</text:p>
      <text:p text:style-name="P1"/>
      <text:p text:style-name="P1">trimmomatic PE -threads 1 -phred33 -trimlog trimLogFile -summary statsSummaryFile <text:s/>$f1 $f2 $newf1 $newf1U $newf2 $newf2U \</text:p>
      <text:p text:style-name="P1">ILLUMINACLIP:$adap/TruSeq3-PE.fa:2:30:10:1 SLIDINGWINDOW:4:15 MINLEN:36</text:p>
      <text:p text:style-name="P1"/>
      <text:p text:style-name="P1">#output:</text:p>
      <text:p text:style-name="P1">#Input Read Pairs: 5000000 Both Surviving: 4938665 (98.77%) Forward Only Surviving: 45675 (0.91%) Reverse Only Surviving: 12858 (0.26%) Dropped: 2802 (0.06%)</text:p>
      <text:p text:style-name="P1">#TrimmomaticPE: Completed successfully</text:p>
      <text:p text:style-name="P1"/>
      <text:p text:style-name="P1"/>
      <text:p text:style-name="P1">mkdir ~/shffld_trimmed &amp;&amp; cd ~/shffld_trimmed </text:p>
      <text:p text:style-name="P1">f1="$HOME/shuffled_SRR8797509_1.part_001.fastq"</text:p>
      <text:p text:style-name="P1">f2="$HOME/shuffled_SRR8797509_2.part_001.fastq"</text:p>
      <text:p text:style-name="P1">newf1="$HOME/shuffled_SRR8797509_1.part_001.pe.trim.fastq"</text:p>
      <text:p text:style-name="P1">newf2="$HOME/shuffled_SRR8797509_2.part_001.pe.trim.fastq"</text:p>
      <text:p text:style-name="P1">newf1U="$HOME/shuffled_SRR8797509_1.part_001.se.trim.fastq"</text:p>
      <text:p text:style-name="P1">newf2U="$HOME/shuffled_SRR8797509_2.part_001.se.trim.fastq"</text:p>
      <text:p text:style-name="P1"/>
      <text:p text:style-name="P1">adap="/home/miniconda3/envs/ngs1/share/trimmomatic-0.38-1/adapters"</text:p>
      <text:p text:style-name="P1"/>
      <text:p text:style-name="P1">trimmomatic PE -threads 1 -phred33 -trimlog trimLogFile -summary statsSummaryFile <text:s/>$f1 $f2 $newf1 $newf1U $newf2 $newf2U \</text:p>
      <text:p text:style-name="P1">ILLUMINACLIP:$adap/TruSeq3-PE.fa:2:30:10:1 SLIDINGWINDOW:4:30 MINLEN:36</text:p>
      <text:p text:style-name="P1"/>
      <text:p text:style-name="P1">#output:</text:p>
      <text:p text:style-name="P1">#Input Read Pairs: 5000000 Both Surviving: 4341153 (86.82%) Forward Only Surviving: 294530 (5.89%) Reverse Only Surviving: 185386 (3.71%) Dropped: 178931 (3.58%)</text:p>
      <text:p text:style-name="P1">#TrimmomaticPE: Completed successfully</text:p>
      <text:p text:style-name="P1"/>
      <text:p text:style-name="P1">#5- Alignment of all samples using BWA and Hisat against human reference file</text:p>
      <text:p text:style-name="P2"><text:span text:style-name="T1">wget </text:span><text:a xlink:type="simple" xlink:href="https://www.gencodegenes.org/human/" text:style-name="Internet_20_link" text:visited-style-name="Visited_20_Internet_20_Link"><text:span text:style-name="T2">https://www.gencodegenes.org/human/</text:span></text:a></text:p>
      <text:p text:style-name="P6">gunzip GRCh38.p12.genome.fa.gz</text:p>
      <text:p text:style-name="P6"/>
      <text:p text:style-name="P6">conda install -c bioconda bwa</text:p>
      <text:p text:style-name="P7">~/workdir/Assignment$ mkdir -p bwa_align/bwaIndex &amp;&amp; cd bwa_align/bwaIndex</text:p>
      <text:p text:style-name="P7">~/workdir/Assignment/bwa_align/bwaIndex$ ln -s ~/workdir/Assignment/GRCh38.p12.genome.fa .</text:p>
      <text:p text:style-name="P7">~/workdir/Assignment/bwa_align/bwaIndex$ bwa index -a bwtsw GRCh38.p12.genome.fa</text:p>
      <text:p text:style-name="P6"/>
      <text:p text:style-name="P6">cd ~/ workdir/Assignment/bwa_align </text:p>
      <text:p text:style-name="P6">/usr/bin/time -v bwa mem bwaIndex/GRCh38.p12.genome.fa $newf1 $newf2 &gt; SRR8797509.sam</text:p>
      <text:p text:style-name="P3"/>
      <text:p text:style-name="P8"><text:span text:style-name="HTML_20_Code"><text:span text:style-name="T3">source activate ngs1</text:span></text:span></text:p>
      <text:p text:style-name="P9"><text:span text:style-name="HTML_20_Code"><text:span text:style-name="T3">conda install -c bioconda hisat2 </text:span></text:span></text:p>
      <text:p text:style-name="P9"><text:span text:style-name="HTML_20_Code"><text:span text:style-name="T3"/></text:span></text:p>
      <text:h text:style-name="P14" text:outline-level="3"><text:span text:style-name="T9">Indexing</text:span></text:h>
      <text:p text:style-name="P11"><text:span text:style-name="HTML_20_Code"><text:span text:style-name="T3">mkdir -p ~/workdir/hisat_align/hisatIndex &amp;&amp; cd ~/workdir/hisat_align/hisatIndex</text:span></text:span></text:p>
      <text:p text:style-name="P11"><text:span text:style-name="HTML_20_Code"><text:span text:style-name="T3">ln -s ~/workdir/sample_data/ </text:span></text:span><text:span text:style-name="HTML_20_Code"><text:span text:style-name="T7">GRCh38.p12.genome.fa</text:span></text:span><text:span text:style-name="HTML_20_Code"><text:span text:style-name="T3"> .</text:span></text:span></text:p>
      <text:p text:style-name="P11"><text:soft-page-break/><text:span text:style-name="HTML_20_Code"><text:span text:style-name="T3">hisat2_extract_splice_sites.py ~/workdir/sample_data/</text:span></text:span><text:span text:style-name="HTML_20_Code"><text:span text:style-name="T7">GRCh38.p12.genome.fa </text:span></text:span><text:span text:style-name="HTML_20_Code"><text:span text:style-name="T3">.gtf &gt; splicesites.tsv</text:span></text:span></text:p>
      <text:p text:style-name="P11"><text:span text:style-name="HTML_20_Code"><text:span text:style-name="T3">hisat2_extract_exons.py ~/workdir/sample_data/</text:span></text:span><text:span text:style-name="HTML_20_Code"><text:span text:style-name="T7">GRCh38.p12.genome.fa </text:span></text:span><text:span text:style-name="HTML_20_Code"><text:span text:style-name="T3">.gtf &gt; exons.tsv</text:span></text:span></text:p>
      <text:p text:style-name="P11"><text:span text:style-name="HTML_20_Code"><text:span text:style-name="T3">hisat2-build -p 1 --ss splicesites.tsv --exon exons.tsv </text:span></text:span><text:span text:style-name="HTML_20_Code"><text:span text:style-name="T7">GRCh38.p12.genome.fa</text:span></text:span><text:span text:style-name="HTML_20_Code"><text:span text:style-name="T3"> <text:s/></text:span></text:span><text:span text:style-name="HTML_20_Code"><text:span text:style-name="T7">GRCh38.p12.genome</text:span></text:span></text:p>
      <text:h text:style-name="P14" text:outline-level="3"><text:span text:style-name="T9">Align</text:span></text:h>
      <text:p text:style-name="P11"><text:span text:style-name="HTML_20_Code"><text:span text:style-name="T3">cd ~/workdir/hisat_align</text:span></text:span></text:p>
      <text:p text:style-name="P12"><text:span text:style-name="HTML_20_Code"><text:span text:style-name="T3">R1="$HOME/workdir/sample_data/HBR_Rep1_ERCC-Mix2_Build37-ErccTranscripts-</text:span></text:span><text:span text:style-name="HTML_20_Code"><text:span text:style-name="T5">SRR8797509_1.part_001</text:span></text:span><text:span text:style-name="HTML_20_Code"><text:span text:style-name="T3">.fastq.gz"</text:span></text:span></text:p>
      <text:p text:style-name="P12"><text:span text:style-name="HTML_20_Code"><text:span text:style-name="T3">R2="$HOME/workdir/sample_data/HBR_Rep1_ERCC-Mix2_Build37-ErccTranscripts-</text:span></text:span><text:span text:style-name="HTML_20_Code"><text:span text:style-name="T5">SRR8797509_</text:span></text:span><text:span text:style-name="HTML_20_Code"><text:span text:style-name="T6">2</text:span></text:span><text:span text:style-name="HTML_20_Code"><text:span text:style-name="T5">.part_001</text:span></text:span><text:span text:style-name="HTML_20_Code"><text:span text:style-name="T3">.fastq.gz"</text:span></text:span></text:p>
      <text:p text:style-name="P10"><text:span text:style-name="HTML_20_Code"><text:span text:style-name="T3">hisat2 -p 1 -x hisatIndex/</text:span></text:span><text:span text:style-name="HTML_20_Code"><text:span text:style-name="T8">GRCh38.p12.genome</text:span></text:span><text:span text:style-name="HTML_20_Code"><text:span text:style-name="T3"> --dta --rna-strandness RF -1 $R1 -2 $R2 -S UHR_Rep1.sam</text:span></text:span></text:p>
      <text:p text:style-name="P1"># - Export statistical report for each sample</text:p>
      <text:p text:style-name="P1"/>
      <text:p text:style-name="P1">#6- Assembly --&gt; apply reference based transcriptome assembly using string tie --&gt; 5 samples without shuffeling and 5 other samples</text:p>
      <text:p text:style-name="P1">#where shuffeling applied</text:p>
      <text:p text:style-name="P1"/>
      <text:p text:style-name="P1">#7- Using GTF, compare generated annotation to reference annotation</text:p>
      <text:p text:style-name="P1"/>
      <text:p text:style-name="P1">#8- Apply differential expre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2:19:19.567342673</meta:creation-date>
    <dc:date>2019-04-15T15:11:30.343273940</dc:date>
    <meta:editing-duration>PT1H11M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81" meta:word-count="536" meta:character-count="5267" meta:non-whitespace-character-count="4813"/>
  </office:meta>
</office:document-meta>
</file>